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90.15pt" svg:x="12.73pt" svg:y="1.33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51182" calcext:value-type="float">
            <text:p>151182</text:p>
          </table:table-cell>
          <table:table-cell table:style-name="ce1" table:formula="of:=SUM([.H3:.H70])" office:value-type="float" office:value="8266" calcext:value-type="float">
            <text:p>8266</text:p>
          </table:table-cell>
          <table:table-cell table:style-name="ce6" table:formula="of:=([.H72]/[.G72])" office:value-type="percentage" office:value="0.054675821195645" calcext:value-type="percentage">
            <text:p>5.47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loext:p draw:notify-on-update-of-ranges="AAA.C3:AAA.C67 AAA.M1:AAA.M2 AAA.M3:AAA.M67 AAA.C3:AAA.C67 AAA.N1:AAA.N2 AAA.N3:AAA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0/00/0000</text:date>, <text:time style:data-style-name="N2" text:time-value="14:58:59.631545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8-05-27T15:01:17.656315917</dc:date>
    <meta:editing-duration>P2DT16H36M47S</meta:editing-duration>
    <meta:editing-cycles>104</meta:editing-cycles>
    <meta:generator>LibreOffice/5.1.6.2$Linux_X86_64 LibreOffice_project/10m0$Build-2</meta:generator>
    <meta:document-statistic meta:table-count="2" meta:cell-count="139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9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05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8cm" svg:y="0.295cm" chart:style-name="ch2">
          <text:p>Astronomy and Astrophysics Abstracts</text:p>
        </chart:title>
        <chart:legend chart:legend-position="end" svg:x="11.954cm" svg:y="3.955cm" style:legend-expansion="high" chart:style-name="ch3"/>
        <chart:plot-area chart:style-name="ch4" table:cell-range-address="AAA.C3:AAA.C67 AAA.M1:AAA.N67" chart:data-source-has-labels="row" svg:x="1.314cm" svg:y="1.275cm" svg:width="10.337cm" svg:height="6.57cm">
          <chartooo:coordinate-region svg:x="2.121cm" svg:y="1.474cm" svg:width="9.012cm" svg:height="5.724cm"/>
          <chart:axis chart:dimension="x" chart:name="primary-x" chart:style-name="ch5">
            <chart:title svg:x="6.081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